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7.6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4.92pt" svg:x="710.67pt" svg:y="231.53pt">
            <loext:p draw:notify-on-update-of-ranges="results.A21:results.A26 results.B21:results.B26 results.C21:results.C26 results.D21:results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&amp;M</text:p>
          </table:table-cell>
        </table:table-row>
        <table:table-row table:style-name="ro1">
          <table:table-cell office:value-type="string" calcext:value-type="string">
            <text:p>Original taxi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Simple(substring + 1 pattern based)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939" calcext:value-type="float">
            <text:p>0.3939</text:p>
          </table:table-cell>
        </table:table-row>
        <table:table-row table:style-name="ro1">
          <table:table-cell office:value-type="string" calcext:value-type="string">
            <text:p>Simple + Embedding(Subword,Wikipedia 1M) + outlier_removal_dist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707" calcext:value-type="float">
            <text:p>0.3707</text:p>
          </table:table-cell>
          <table:table-cell/>
        </table:table-row>
        <table:table-row table:style-name="ro1">
          <table:table-cell office:value-type="string" calcext:value-type="string">
            <text:p>Simple + Embedding(Fasttext, Wikipedia 9GB) + outlier_removal_dist + comp.oper.underscore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3179" calcext:value-type="float">
            <text:p>0.3179</text:p>
          </table:table-cell>
          <table:table-cell/>
        </table:table-row>
        <table:table-row table:style-name="ro1">
          <table:table-cell office:value-type="string" calcext:value-type="string">
            <text:p>Simple + Embedding(Subword, Wikipedia 1M) + outlier_removal_dist +adding_back_rank TH = 0.5{0.2,0.3,..0.7},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66" calcext:value-type="float">
            <text:p>0.466</text:p>
          </table:table-cell>
          <table:table-cell office:value-type="float" office:value="0.3721" calcext:value-type="float">
            <text:p>0.3721</text:p>
          </table:table-cell>
          <table:table-cell/>
        </table:table-row>
        <table:table-row table:style-name="ro1">
          <table:table-cell office:value-type="string" calcext:value-type="string">
            <text:p>Simple + Embedding(Subword, Wikipedia 1M) + outlier_removal_dist +adding_back_rank TH = 0.6{0.2,0.3,..0.7}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377" calcext:value-type="float">
            <text:p>0.377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Trial dataset properties</text:p>
          </table:table-cell>
          <table:table-cell office:value-type="float" office:value="1" calcext:value-type="float">
            <text:p>1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rial + Embedding(Fasttext, Wikipedia 9GB) + outlier_removal + comp.oper.underscore, TH = 0.2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6395" calcext:value-type="float">
            <text:p>0.6395</text:p>
          </table:table-cell>
          <table:table-cell/>
        </table:table-row>
        <table:table-row table:style-name="ro1">
          <table:table-cell office:value-type="string" calcext:value-type="string">
            <text:p>Trial + Embedding(Fasttext, Wikipedia 9GB) + outlier_removal + comp.oper.underscore, TH = 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ample Threshhold development, Outlier Removal, wikipedia 2GB, absolute values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367593712212817" calcext:value-type="float">
            <text:p>0.3675937122</text:p>
          </table:table-cell>
          <table:table-cell office:value-type="float" office:value="0.365175332527207" calcext:value-type="float">
            <text:p>0.365175332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431034482758621" calcext:value-type="float">
            <text:p>0.4310344828</text:p>
          </table:table-cell>
          <table:table-cell office:value-type="float" office:value="0.3690036900369" calcext:value-type="float">
            <text:p>0.3690036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442771084337349" calcext:value-type="float">
            <text:p>0.4427710843</text:p>
          </table:table-cell>
          <table:table-cell office:value-type="float" office:value="0.368883312421581" calcext:value-type="float">
            <text:p>0.368883312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01075268817204" calcext:value-type="float">
            <text:p>0.3010752688</text:p>
          </table:table-cell>
          <table:table-cell office:value-type="float" office:value="0.465116279069767" calcext:value-type="float">
            <text:p>0.4651162791</text:p>
          </table:table-cell>
          <table:table-cell office:value-type="float" office:value="0.365535248041775" calcext:value-type="float">
            <text:p>0.36553524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86021505376344" calcext:value-type="float">
            <text:p>0.2860215054</text:p>
          </table:table-cell>
          <table:table-cell office:value-type="float" office:value="0.49812734082397" calcext:value-type="float">
            <text:p>0.4981273408</text:p>
          </table:table-cell>
          <table:table-cell office:value-type="float" office:value="0.363387978142076" calcext:value-type="float">
            <text:p>0.363387978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2365591397849" calcext:value-type="float">
            <text:p>0.2623655914</text:p>
          </table:table-cell>
          <table:table-cell office:value-type="float" office:value="0.5" calcext:value-type="float">
            <text:p>0.5</text:p>
          </table:table-cell>
          <table:table-cell office:value-type="float" office:value="0.344146685472496" calcext:value-type="float">
            <text:p>0.34414668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2:45:15.573647838</dc:date>
    <meta:editing-duration>PT17M8S</meta:editing-duration>
    <meta:editing-cycles>2</meta:editing-cycles>
    <meta:generator>LibreOffice/5.1.6.2$Linux_X86_64 LibreOffice_project/10m0$Build-2</meta:generator>
    <meta:document-statistic meta:table-count="1" meta:cell-count="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25" chart:maximum="0.5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line" chart:style-name="ch1">
        <chart:title svg:x="2.991cm" svg:y="0.315cm" chart:style-name="ch2">
          <text:p>Outlier Removal based on Embedding Similarity</text:p>
        </chart:title>
        <chart:legend chart:legend-position="end" svg:x="13.251cm" svg:y="3.715cm" style:legend-expansion="high" chart:style-name="ch3"/>
        <chart:plot-area chart:style-name="ch4" table:cell-range-address="results.A21:results.D26" chart:data-source-has-labels="both" svg:x="1.322cm" svg:y="1.299cm" svg:width="11.609cm" svg:height="6.544cm">
          <chartooo:coordinate-region svg:x="2.256cm" svg:y="1.299cm" svg:width="10.428cm" svg:height="5.907cm"/>
          <chart:axis chart:dimension="x" chart:name="primary-x" chart:style-name="ch5" chartooo:axis-type="auto">
            <chartooo:date-scale/>
            <chart:title svg:x="6.256cm" svg:y="8.023cm" chart:style-name="ch6">
              <text:p>Threshhold</text:p>
            </chart:title>
            <chart:categories table:cell-range-address="results.A21:results.A26"/>
            <chart:grid chart:style-name="ch7" chart:class="major"/>
          </chart:axis>
          <chart:axis chart:dimension="y" chart:name="primary-y" chart:style-name="ch8">
            <chart:title svg:x="0.451cm" svg:y="5.034cm" chart:style-name="ch9">
              <text:p>Value</text:p>
            </chart:title>
            <chart:grid chart:style-name="ch7" chart:class="major"/>
          </chart:axis>
          <chart:series chart:style-name="ch10" chart:values-cell-range-address="results.B21:results.B26" loext:label-string="recall" chart:class="chart:line">
            <chart:data-point chart:repeated="6"/>
          </chart:series>
          <chart:series chart:style-name="ch11" chart:values-cell-range-address="results.C21:results.C26" loext:label-string="precision" chart:class="chart:line">
            <chart:data-point chart:repeated="6"/>
          </chart:series>
          <chart:series chart:style-name="ch12" chart:values-cell-range-address="results.D21:results.D26" loext:label-string="f1_score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</table:table-cell>
              <table:table-cell office:value-type="string">
                <text:p>precision</text:p>
              </table:table-cell>
              <table:table-cell office:value-type="string">
                <text:p>f1_scor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esults.A21:results.A26</svg:desc>
                </draw:g>
              </table:table-cell>
              <table:table-cell office:value-type="float" office:value="0.326881720430108">
                <text:p>0.326881720430108</text:p>
                <draw:g>
                  <svg:desc>results.B21:results.B26</svg:desc>
                </draw:g>
              </table:table-cell>
              <table:table-cell office:value-type="float" office:value="0.367593712212817">
                <text:p>0.367593712212817</text:p>
                <draw:g>
                  <svg:desc>results.C21:results.C26</svg:desc>
                </draw:g>
              </table:table-cell>
              <table:table-cell office:value-type="float" office:value="0.365175332527207">
                <text:p>0.365175332527207</text:p>
                <draw:g>
                  <svg:desc>results.D21:results.D2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0.3690036900369">
                <text:p>0.36900369003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16129032258064">
                <text:p>0.316129032258064</text:p>
              </table:table-cell>
              <table:table-cell office:value-type="float" office:value="0.442771084337349">
                <text:p>0.442771084337349</text:p>
              </table:table-cell>
              <table:table-cell office:value-type="float" office:value="0.368883312421581">
                <text:p>0.3688833124215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01075268817204">
                <text:p>0.301075268817204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365535248041775">
                <text:p>0.3655352480417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86021505376344">
                <text:p>0.286021505376344</text:p>
              </table:table-cell>
              <table:table-cell office:value-type="float" office:value="0.49812734082397">
                <text:p>0.49812734082397</text:p>
              </table:table-cell>
              <table:table-cell office:value-type="float" office:value="0.363387978142076">
                <text:p>0.3633879781420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62365591397849">
                <text:p>0.262365591397849</text:p>
              </table:table-cell>
              <table:table-cell office:value-type="float" office:value="0.5">
                <text:p>0.5</text:p>
              </table:table-cell>
              <table:table-cell office:value-type="float" office:value="0.344146685472496">
                <text:p>0.344146685472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